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="solid" draw:fill-color="#579d1c" draw:textarea-horizontal-align="center" draw:textarea-vertical-align="middle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950e" draw:textarea-horizontal-align="center" draw:textarea-vertical-align="middle"/>
    </style:style>
    <style:style style:name="gr6" style:family="graphic" style:parent-style-name="standard">
      <style:graphic-properties draw:fill="solid" draw:fill-color="#314004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33cm"/>
    </style:style>
    <style:style style:name="gr9" style:family="graphic" style:parent-style-name="standard">
      <style:graphic-properties draw:stroke="none" svg:stroke-color="#000000" draw:fill="none" draw:fill-color="#ffffff" fo:min-height="0.832cm"/>
    </style:style>
    <style:style style:name="gr10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7.5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line-height="150%"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xml:id="id2" draw:id="id2" draw:layer="layout" svg:width="6.223cm" svg:height="1.072cm" svg:x="1.7cm" svg:y="10.854cm">
          <text:p text:style-name="P1">Ultrasound-State</text:p>
        </draw:ellipse>
        <draw:ellipse draw:style-name="gr1" draw:text-style-name="P1" draw:layer="layout" svg:width="6.223cm" svg:height="1.071cm" svg:x="1.701cm" svg:y="14.462cm">
          <text:p text:style-name="P1">G-Sensor</text:p>
        </draw:ellipse>
        <draw:ellipse draw:style-name="gr1" draw:text-style-name="P1" xml:id="id8" draw:id="id8" draw:layer="layout" svg:width="6.223cm" svg:height="1.072cm" svg:x="1.702cm" svg:y="18.016cm">
          <text:p text:style-name="P1">ADC-State</text:p>
        </draw:ellipse>
        <draw:ellipse draw:style-name="gr1" draw:text-style-name="P1" xml:id="id5" draw:id="id5" draw:layer="layout" svg:width="6.223cm" svg:height="1.071cm" svg:x="1.702cm" svg:y="14.462cm">
          <text:p text:style-name="P1">G-State</text:p>
        </draw:ellipse>
        <draw:rect draw:style-name="gr2" draw:text-style-name="P1" xml:id="id6" draw:id="id6" draw:layer="layout" svg:width="2.25cm" svg:height="1.176cm" svg:x="8.35cm" svg:y="15.272cm">
          <text:p text:style-name="P1">request</text:p>
        </draw:rect>
        <draw:rect draw:style-name="gr3" draw:text-style-name="P1" xml:id="id4" draw:id="id4" draw:layer="layout" svg:width="2.25cm" svg:height="1.175cm" svg:x="8.35cm" svg:y="13.537cm">
          <text:p text:style-name="P1">answer</text:p>
        </draw:rect>
        <draw:rect draw:style-name="gr2" draw:text-style-name="P1" xml:id="id9" draw:id="id9" draw:layer="layout" svg:width="2.25cm" svg:height="1.177cm" svg:x="8.35cm" svg:y="18.794cm">
          <text:p text:style-name="P1">request</text:p>
        </draw:rect>
        <draw:rect draw:style-name="gr3" draw:text-style-name="P1" xml:id="id7" draw:id="id7" draw:layer="layout" svg:width="2.25cm" svg:height="1.176cm" svg:x="8.35cm" svg:y="17.137cm">
          <text:p text:style-name="P1">answer</text:p>
        </draw:rect>
        <draw:rect draw:style-name="gr2" draw:text-style-name="P1" xml:id="id3" draw:id="id3" draw:layer="layout" svg:width="2.25cm" svg:height="1.177cm" svg:x="8.35cm" svg:y="11.603cm">
          <text:p text:style-name="P1">request</text:p>
        </draw:rect>
        <draw:rect draw:style-name="gr3" draw:text-style-name="P1" xml:id="id1" draw:id="id1" draw:layer="layout" svg:width="2.25cm" svg:height="1.176cm" svg:x="8.35cm" svg:y="10.05cm">
          <text:p text:style-name="P1">answer</text:p>
        </draw:rect>
        <draw:connector draw:style-name="gr4" draw:text-style-name="P1" draw:layer="layout" draw:type="curve" svg:x1="8.35cm" svg:y1="10.638cm" svg:x2="4.811cm" svg:y2="10.854cm" draw:start-shape="id1" draw:start-glue-point="3" draw:end-shape="id2" draw:end-glue-point="0" svg:d="m8350 10638c-2360 0-3539 72-3539 216">
          <text:p/>
        </draw:connector>
        <draw:connector draw:style-name="gr4" draw:text-style-name="P1" draw:layer="layout" draw:type="curve" svg:x1="4.811cm" svg:y1="11.926cm" svg:x2="8.35cm" svg:y2="12.191cm" draw:start-shape="id2" draw:start-glue-point="2" draw:end-shape="id3" draw:end-glue-point="3" svg:d="m4811 11926c0 177 1179 265 3539 265">
          <text:p/>
        </draw:connector>
        <draw:connector draw:style-name="gr4" draw:text-style-name="P1" draw:layer="layout" draw:type="curve" svg:x1="8.35cm" svg:y1="14.124cm" svg:x2="4.813cm" svg:y2="14.462cm" draw:start-shape="id4" draw:start-glue-point="3" draw:end-shape="id5" draw:end-glue-point="0" svg:d="m8350 14124c-2358 0-3537 112-3537 338">
          <text:p/>
        </draw:connector>
        <draw:connector draw:style-name="gr4" draw:text-style-name="P1" draw:layer="layout" draw:type="curve" svg:x1="4.813cm" svg:y1="15.533cm" svg:x2="8.35cm" svg:y2="15.86cm" draw:start-shape="id5" draw:start-glue-point="2" draw:end-shape="id6" draw:end-glue-point="3" svg:d="m4813 15533c0 218 1179 327 3537 327">
          <text:p/>
        </draw:connector>
        <draw:connector draw:style-name="gr4" draw:text-style-name="P1" draw:layer="layout" draw:type="curve" svg:x1="8.35cm" svg:y1="17.725cm" svg:x2="4.813cm" svg:y2="18.016cm" draw:start-shape="id7" draw:start-glue-point="3" draw:end-shape="id8" draw:end-glue-point="0" svg:d="m8350 17725c-2358 0-3537 97-3537 291">
          <text:p/>
        </draw:connector>
        <draw:connector draw:style-name="gr4" draw:text-style-name="P1" draw:layer="layout" draw:type="curve" svg:x1="4.813cm" svg:y1="19.088cm" svg:x2="8.35cm" svg:y2="19.382cm" draw:start-shape="id8" draw:start-glue-point="2" draw:end-shape="id9" draw:end-glue-point="3" svg:d="m4813 19088c0 196 1179 294 3537 294">
          <text:p/>
        </draw:connector>
        <draw:rect draw:style-name="gr5" draw:text-style-name="P1" xml:id="id10" draw:id="id10" draw:layer="layout" svg:width="2.246cm" svg:height="4.129cm" svg:x="12.9cm" svg:y="15.376cm">
          <text:p text:style-name="P1">request</text:p>
          <text:p text:style-name="P1">packet</text:p>
        </draw:rect>
        <draw:rect draw:style-name="gr6" draw:text-style-name="P2" xml:id="id11" draw:id="id11" draw:layer="layout" svg:width="2.246cm" svg:height="4.13cm" svg:x="12.9cm" svg:y="10.462cm">
          <text:p text:style-name="P2"><text:span text:style-name="T1">answer </text:span></text:p>
          <text:p text:style-name="P2"><text:span text:style-name="T1">packet</text:span></text:p>
        </draw:rect>
        <draw:connector draw:style-name="gr4" draw:text-style-name="P1" draw:layer="layout" draw:type="line" svg:x1="10.6cm" svg:y1="19.382cm" svg:x2="12.9cm" svg:y2="17.44cm" draw:start-shape="id9" draw:start-glue-point="1" draw:end-shape="id10" draw:end-glue-point="3" svg:d="m10600 19382 2300-1942">
          <text:p/>
        </draw:connector>
        <draw:connector draw:style-name="gr4" draw:text-style-name="P1" draw:layer="layout" draw:type="line" svg:x1="10.6cm" svg:y1="15.86cm" svg:x2="12.9cm" svg:y2="17.44cm" draw:start-shape="id6" draw:start-glue-point="1" draw:end-shape="id10" draw:end-glue-point="3" svg:d="m10600 15860 2300 1580">
          <text:p/>
        </draw:connector>
        <draw:connector draw:style-name="gr4" draw:text-style-name="P1" draw:layer="layout" draw:type="line" svg:x1="10.6cm" svg:y1="12.191cm" svg:x2="12.9cm" svg:y2="17.44cm" draw:start-shape="id3" draw:start-glue-point="1" draw:end-shape="id10" draw:end-glue-point="3" svg:d="m10600 12191 2300 5249">
          <text:p/>
        </draw:connector>
        <draw:connector draw:style-name="gr4" draw:text-style-name="P1" draw:layer="layout" draw:type="line" svg:x1="12.9cm" svg:y1="12.527cm" svg:x2="10.6cm" svg:y2="17.725cm" draw:start-shape="id11" draw:start-glue-point="3" draw:end-shape="id7" draw:end-glue-point="1" svg:d="m12900 12527-2300 5198">
          <text:p/>
        </draw:connector>
        <draw:connector draw:style-name="gr4" draw:text-style-name="P1" draw:layer="layout" draw:type="line" svg:x1="12.9cm" svg:y1="12.527cm" svg:x2="10.6cm" svg:y2="14.124cm" draw:start-shape="id11" draw:start-glue-point="3" draw:end-shape="id4" draw:end-glue-point="1" svg:d="m12900 12527-2300 1597">
          <text:p/>
        </draw:connector>
        <draw:connector draw:style-name="gr4" draw:text-style-name="P1" draw:layer="layout" draw:type="line" svg:x1="12.9cm" svg:y1="12.527cm" svg:x2="10.6cm" svg:y2="10.638cm" draw:start-shape="id11" draw:start-glue-point="3" draw:end-shape="id1" svg:d="m12900 12527-2300-1889">
          <text:p/>
        </draw:connector>
        <draw:rect draw:style-name="gr7" draw:text-style-name="P1" xml:id="id12" draw:id="id12" draw:layer="layout" svg:width="1.67cm" svg:height="0.7cm" svg:x="15.636cm" svg:y="14.75cm">
          <text:p text:style-name="P1">network</text:p>
        </draw:rect>
        <draw:connector draw:style-name="gr4" draw:text-style-name="P1" draw:layer="layout" draw:type="curve" svg:x1="15.146cm" svg:y1="17.44cm" svg:x2="16.471cm" svg:y2="15.45cm" draw:start-shape="id10" draw:start-glue-point="1" draw:end-shape="id12" draw:end-glue-point="2" svg:d="m15146 17440c884 0 1325-663 1325-1990">
          <text:p/>
        </draw:connector>
        <draw:connector draw:style-name="gr4" draw:text-style-name="P1" draw:layer="layout" draw:type="curve" svg:x1="16.471cm" svg:y1="14.75cm" svg:x2="15.146cm" svg:y2="12.527cm" draw:start-shape="id12" draw:start-glue-point="0" draw:end-shape="id11" svg:d="m16471 14750c0-1482-441-2223-1325-2223">
          <text:p/>
        </draw:connector>
        <draw:frame draw:style-name="gr8" draw:layer="layout" svg:width="4.3cm" svg:height="1.083cm" svg:x="25.1cm" svg:y="12.367cm">
          <draw:text-box>
            <text:p>doAction()</text:p>
          </draw:text-box>
        </draw:frame>
        <draw:frame draw:style-name="gr9" draw:layer="layout" svg:width="4.6cm" svg:height="1.082cm" svg:x="3cm" svg:y="12.24cm">
          <draw:text-box>
            <text:p>getMessage()</text:p>
          </draw:text-box>
        </draw:frame>
        <draw:rect draw:style-name="gr5" draw:text-style-name="P1" xml:id="id13" draw:id="id13" draw:layer="layout" svg:width="2.246cm" svg:height="4.129cm" svg:x="17.854cm" svg:y="15.377cm">
          <text:p text:style-name="P1">request</text:p>
          <text:p text:style-name="P1">packet</text:p>
        </draw:rect>
        <draw:rect draw:style-name="gr6" draw:text-style-name="P2" xml:id="id18" draw:id="id18" draw:layer="layout" svg:width="2.246cm" svg:height="4.13cm" svg:x="17.854cm" svg:y="10.463cm">
          <text:p text:style-name="P2"><text:span text:style-name="T1">answer </text:span></text:p>
          <text:p text:style-name="P2"><text:span text:style-name="T1">packet</text:span></text:p>
        </draw:rect>
        <draw:connector draw:style-name="gr10" draw:text-style-name="P1" draw:layer="layout" draw:type="curve" svg:x1="16.471cm" svg:y1="15.45cm" svg:x2="17.854cm" svg:y2="17.441cm" draw:start-shape="id12" draw:start-glue-point="2" draw:end-shape="id13" svg:d="m16471 15450c0 1328 461 1991 1383 1991">
          <text:p/>
        </draw:connector>
        <draw:rect draw:style-name="gr2" draw:text-style-name="P1" xml:id="id15" draw:id="id15" draw:layer="layout" svg:width="2.25cm" svg:height="1.176cm" svg:x="22.5cm" svg:y="15.272cm">
          <text:p text:style-name="P1">request</text:p>
        </draw:rect>
        <draw:rect draw:style-name="gr3" draw:text-style-name="P1" xml:id="id19" draw:id="id19" draw:layer="layout" svg:width="2.25cm" svg:height="1.175cm" svg:x="22.5cm" svg:y="13.537cm">
          <text:p text:style-name="P1">answer</text:p>
        </draw:rect>
        <draw:rect draw:style-name="gr2" draw:text-style-name="P1" xml:id="id14" draw:id="id14" draw:layer="layout" svg:width="2.25cm" svg:height="1.177cm" svg:x="22.5cm" svg:y="18.794cm">
          <text:p text:style-name="P1">request</text:p>
        </draw:rect>
        <draw:rect draw:style-name="gr3" draw:text-style-name="P1" xml:id="id17" draw:id="id17" draw:layer="layout" svg:width="2.25cm" svg:height="1.176cm" svg:x="22.5cm" svg:y="17.137cm">
          <text:p text:style-name="P1">answer</text:p>
        </draw:rect>
        <draw:rect draw:style-name="gr2" draw:text-style-name="P1" xml:id="id16" draw:id="id16" draw:layer="layout" svg:width="2.25cm" svg:height="1.177cm" svg:x="22.5cm" svg:y="11.603cm">
          <text:p text:style-name="P1">request</text:p>
        </draw:rect>
        <draw:rect draw:style-name="gr3" draw:text-style-name="P1" xml:id="id20" draw:id="id20" draw:layer="layout" svg:width="2.25cm" svg:height="1.176cm" svg:x="22.5cm" svg:y="10.05cm">
          <text:p text:style-name="P1">answer</text:p>
        </draw:rect>
        <draw:connector draw:style-name="gr10" draw:text-style-name="P1" draw:layer="layout" draw:type="line" svg:x1="20.1cm" svg:y1="17.441cm" svg:x2="22.5cm" svg:y2="19.382cm" draw:start-shape="id13" draw:start-glue-point="1" draw:end-shape="id14" svg:d="m20100 17441 2400 1941">
          <text:p/>
        </draw:connector>
        <draw:connector draw:style-name="gr10" draw:text-style-name="P1" draw:layer="layout" draw:type="line" svg:x1="20.1cm" svg:y1="17.441cm" svg:x2="22.5cm" svg:y2="15.86cm" draw:start-shape="id13" draw:start-glue-point="1" draw:end-shape="id15" draw:end-glue-point="3" svg:d="m20100 17441 2400-1581">
          <text:p/>
        </draw:connector>
        <draw:connector draw:style-name="gr10" draw:text-style-name="P1" draw:layer="layout" draw:type="line" svg:x1="20.1cm" svg:y1="17.441cm" svg:x2="22.5cm" svg:y2="12.191cm" draw:start-shape="id13" draw:start-glue-point="1" draw:end-shape="id16" svg:d="m20100 17441 2400-5250">
          <text:p/>
        </draw:connector>
        <draw:connector draw:style-name="gr10" draw:text-style-name="P1" draw:layer="layout" draw:type="line" svg:x1="22.5cm" svg:y1="17.725cm" svg:x2="20.1cm" svg:y2="12.528cm" draw:start-shape="id17" draw:start-glue-point="3" draw:end-shape="id18" draw:end-glue-point="1" svg:d="m22500 17725-2400-5197">
          <text:p/>
        </draw:connector>
        <draw:connector draw:style-name="gr10" draw:text-style-name="P1" draw:layer="layout" draw:type="line" svg:x1="22.5cm" svg:y1="14.124cm" svg:x2="20.1cm" svg:y2="12.528cm" draw:start-shape="id19" draw:start-glue-point="3" draw:end-shape="id18" draw:end-glue-point="1" svg:d="m22500 14124-2400-1596">
          <text:p/>
        </draw:connector>
        <draw:connector draw:style-name="gr10" draw:text-style-name="P1" draw:layer="layout" draw:type="line" svg:x1="22.5cm" svg:y1="10.638cm" svg:x2="20.1cm" svg:y2="12.528cm" draw:start-shape="id20" draw:end-shape="id18" draw:end-glue-point="1" svg:d="m22500 10638-2400 1890">
          <text:p/>
        </draw:connector>
        <draw:ellipse draw:style-name="gr11" draw:text-style-name="P1" xml:id="id21" draw:id="id21" draw:layer="layout" svg:width="2.4cm" svg:height="0.95cm" svg:x="26.05cm" svg:y="18.05cm">
          <text:p text:style-name="P1">Sensor</text:p>
        </draw:ellipse>
        <draw:ellipse draw:style-name="gr11" draw:text-style-name="P1" xml:id="id22" draw:id="id22" draw:layer="layout" svg:width="2.4cm" svg:height="1.2cm" svg:x="26.05cm" svg:y="14.4cm">
          <text:p text:style-name="P1">Sensor</text:p>
        </draw:ellipse>
        <draw:ellipse draw:style-name="gr11" draw:text-style-name="P1" xml:id="id23" draw:id="id23" draw:layer="layout" svg:width="2.4cm" svg:height="1.2cm" svg:x="26cm" svg:y="10.7cm">
          <text:p text:style-name="P1">Sensor</text:p>
        </draw:ellipse>
        <draw:connector draw:style-name="gr10" draw:text-style-name="P1" draw:layer="layout" draw:type="curve" svg:x1="24.75cm" svg:y1="19.382cm" svg:x2="27.25cm" svg:y2="19cm" draw:start-shape="id14" draw:start-glue-point="1" draw:end-shape="id21" draw:end-glue-point="2" svg:d="m24750 19382c975 0 812 60 1193 151s1307 218 1307-533">
          <text:p/>
        </draw:connector>
        <draw:connector draw:style-name="gr10" draw:text-style-name="P1" draw:layer="layout" draw:type="curve" svg:x1="27.25cm" svg:y1="18.05cm" svg:x2="24.75cm" svg:y2="17.725cm" draw:start-shape="id21" draw:start-glue-point="0" draw:end-shape="id17" draw:end-glue-point="1" svg:d="m27250 18050c0-751-925-626-1307-519s-218 194-1193 194">
          <text:p/>
        </draw:connector>
        <draw:connector draw:style-name="gr10" draw:text-style-name="P1" draw:layer="layout" draw:type="curve" svg:x1="24.75cm" svg:y1="15.86cm" svg:x2="27.25cm" svg:y2="15.6cm" draw:start-shape="id15" draw:start-glue-point="1" draw:end-shape="id22" draw:end-glue-point="2" svg:d="m24750 15860c975 0 812 121 1193 243s1307 248 1307-503">
          <text:p/>
        </draw:connector>
        <draw:connector draw:style-name="gr10" draw:text-style-name="P1" draw:layer="layout" draw:type="curve" svg:x1="27.25cm" svg:y1="14.4cm" svg:x2="24.75cm" svg:y2="14.124cm" draw:start-shape="id22" draw:start-glue-point="0" draw:end-shape="id19" draw:end-glue-point="1" svg:d="m27250 14400c0-751-925-626-1307-507s-218 231-1193 231">
          <text:p/>
        </draw:connector>
        <draw:connector draw:style-name="gr10" draw:text-style-name="P1" draw:layer="layout" draw:type="curve" svg:x1="24.75cm" svg:y1="12.191cm" svg:x2="27.2cm" svg:y2="11.9cm" draw:start-shape="id16" draw:start-glue-point="1" draw:end-shape="id23" draw:end-glue-point="2" svg:d="m24750 12191c937 0 781 105 1159 220s1291 240 1291-511">
          <text:p/>
        </draw:connector>
        <draw:connector draw:style-name="gr10" draw:text-style-name="P1" draw:layer="layout" draw:type="curve" svg:x1="27.2cm" svg:y1="10.7cm" svg:x2="24.75cm" svg:y2="10.638cm" draw:start-shape="id23" draw:start-glue-point="0" draw:end-shape="id20" draw:end-glue-point="1" svg:d="m27200 10700c0-751-913-626-1291-454s-222 392-1159 392">
          <text:p/>
        </draw:connector>
        <draw:connector draw:style-name="gr10" draw:text-style-name="P1" draw:layer="layout" draw:type="curve" svg:x1="17.854cm" svg:y1="12.528cm" svg:x2="16.471cm" svg:y2="14.75cm" draw:start-shape="id18" draw:end-shape="id12" draw:end-glue-point="0" svg:d="m17854 12528c-922 0-1383 740-1383 2222">
          <text:p/>
        </draw:connector>
        <draw:frame draw:style-name="gr9" draw:layer="layout" svg:width="4.6cm" svg:height="1.082cm" svg:x="3cm" svg:y="9.64cm">
          <draw:text-box>
            <text:p>update()</text:p>
          </draw:text-box>
        </draw:frame>
        <draw:frame draw:style-name="gr8" draw:layer="layout" svg:width="4.3cm" svg:height="1.083cm" svg:x="25.1cm" svg:y="9.268cm">
          <draw:text-box>
            <text:p>answer()</text:p>
          </draw:text-box>
        </draw:frame>
        <draw:line draw:style-name="gr12" draw:text-style-name="P1" draw:layer="layout" svg:x1="7.55cm" svg:y1="1.35cm" svg:x2="7.55cm" svg:y2="9cm">
          <text:p/>
        </draw:line>
        <draw:line draw:style-name="gr12" draw:text-style-name="P1" draw:layer="layout" svg:x1="15.65cm" svg:y1="1.35cm" svg:x2="15.65cm" svg:y2="9cm">
          <text:p/>
        </draw:line>
        <draw:line draw:style-name="gr12" draw:text-style-name="P1" draw:layer="layout" svg:x1="17.35cm" svg:y1="1.35cm" svg:x2="17.35cm" svg:y2="9cm">
          <text:p/>
        </draw:line>
        <draw:line draw:style-name="gr12" draw:text-style-name="P1" draw:layer="layout" svg:x1="25.05cm" svg:y1="1.35cm" svg:x2="25.05cm" svg:y2="9cm">
          <text:p/>
        </draw:line>
        <draw:frame draw:style-name="gr13" draw:layer="layout" svg:width="4.48cm" svg:height="1.063cm" svg:x="2.2cm" svg:y="4.25cm">
          <draw:text-box>
            <text:p>Sensor states</text:p>
          </draw:text-box>
        </draw:frame>
        <draw:frame draw:style-name="gr13" draw:layer="layout" svg:width="8.235cm" svg:height="6.047cm" svg:x="7.6cm" svg:y="2.751cm">
          <draw:text-box>
            <text:p>Thread calls getMessage()</text:p>
            <text:p>and packs messages to a</text:p>
            <text:p>packet.</text:p>
            <text:p/>
            <text:p>Packet send to network.</text:p>
            <text:p/>
            <text:p>Sensor states updated with</text:p>
            <text:p>answers.</text:p>
          </draw:text-box>
        </draw:frame>
        <draw:frame draw:style-name="gr13" draw:layer="layout" svg:width="7.807cm" svg:height="4.623cm" svg:x="17.3cm" svg:y="2.752cm">
          <draw:text-box>
            <text:p>Main function will parse </text:p>
            <text:p>the packet and all mes-</text:p>
            <text:p>sages.</text:p>
            <text:p/>
            <text:p>Every cycle one message</text:p>
            <text:p>is called via doAction().</text:p>
          </draw:text-box>
        </draw:frame>
        <draw:frame draw:style-name="gr13" draw:layer="layout" svg:width="2.926cm" svg:height="1.063cm" svg:x="25.4cm" svg:y="4.251cm">
          <draw:text-box>
            <text:p>Sensors</text:p>
          </draw:text-box>
        </draw:frame>
        <draw:frame draw:style-name="gr14" draw:text-style-name="P3" draw:layer="layout" svg:width="1.1cm" svg:height="7.9cm" svg:x="15.95cm" svg:y="1.6cm">
          <draw:text-box>
            <text:p text:style-name="P3">N</text:p>
            <text:p text:style-name="P3">E</text:p>
            <text:p text:style-name="P3">T</text:p>
            <text:p text:style-name="P3">W</text:p>
            <text:p text:style-name="P3">O</text:p>
            <text:p text:style-name="P3">R</text:p>
            <text:p text:style-name="P3">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34:41.43</meta:creation-date>
    <dc:date>2014-03-23T17:48:55.43</dc:date>
    <dc:creator>Florian Hisch</dc:creator>
    <meta:editing-duration>PT1H28M55S</meta:editing-duration>
    <meta:editing-cycles>10</meta:editing-cycles>
    <meta:generator>OpenOffice.org/3.3$Win32 OpenOffice.org_project/330m20$Build-9567</meta:generator>
    <meta:document-statistic meta:object-count="65"/>
  </office:meta>
</office:document-meta>
</file>